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905cm" fo:margin-left="0.101cm" table:align="left" style:shadow="none"/>
    </style:style>
    <style:style style:name="Table1.A" style:family="table-column">
      <style:table-column-properties style:column-width="0.794cm"/>
    </style:style>
    <style:style style:name="Table1.B" style:family="table-column">
      <style:table-column-properties style:column-width="7.608cm"/>
    </style:style>
    <style:style style:name="Table1.C" style:family="table-column">
      <style:table-column-properties style:column-width="0.991cm"/>
    </style:style>
    <style:style style:name="Table1.D" style:family="table-column">
      <style:table-column-properties style:column-width="7.512cm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text-properties style:font-name="Noto Mono" officeooo:rsid="000e0abb" officeooo:paragraph-rsid="000e0abb"/>
    </style:style>
    <style:style style:name="P2" style:family="paragraph" style:parent-style-name="Standard">
      <style:text-properties style:font-name="Noto Mono" officeooo:rsid="000e0abb" officeooo:paragraph-rsid="001b579d"/>
    </style:style>
    <style:style style:name="P3" style:family="paragraph" style:parent-style-name="Standard">
      <style:text-properties style:font-name="Noto Mono" officeooo:rsid="000e74e0" officeooo:paragraph-rsid="000e74e0"/>
    </style:style>
    <style:style style:name="P4" style:family="paragraph" style:parent-style-name="Standard">
      <style:text-properties style:font-name="Noto Mono" officeooo:rsid="000e74e0" officeooo:paragraph-rsid="000e0abb"/>
    </style:style>
    <style:style style:name="P5" style:family="paragraph" style:parent-style-name="Standard">
      <style:text-properties style:font-name="Noto Mono" officeooo:rsid="001a5422" officeooo:paragraph-rsid="001a5422"/>
    </style:style>
    <style:style style:name="P6" style:family="paragraph" style:parent-style-name="Standard">
      <style:text-properties style:font-name="Noto Mono" officeooo:rsid="001a5422" officeooo:paragraph-rsid="001b579d"/>
    </style:style>
    <style:style style:name="P7" style:family="paragraph" style:parent-style-name="Standard">
      <style:text-properties style:font-name="Noto Mono" fo:font-size="10pt" officeooo:rsid="000e0abb" officeooo:paragraph-rsid="000e74e0" style:font-size-asian="10pt" style:font-size-complex="10pt"/>
    </style:style>
    <style:style style:name="P8" style:family="paragraph" style:parent-style-name="Standard">
      <style:text-properties style:font-name="Noto Mono" fo:font-size="10pt" officeooo:rsid="000e0abb" officeooo:paragraph-rsid="001b579d" style:font-size-asian="10pt" style:font-size-complex="10pt"/>
    </style:style>
    <style:style style:name="P9" style:family="paragraph" style:parent-style-name="Standard">
      <style:text-properties style:font-name="Noto Mono" fo:font-size="10pt" officeooo:rsid="000e74e0" officeooo:paragraph-rsid="000e74e0" style:font-size-asian="10pt" style:font-size-complex="10pt"/>
    </style:style>
    <style:style style:name="P10" style:family="paragraph" style:parent-style-name="Standard">
      <style:text-properties style:font-name="Noto Mono" fo:font-size="10pt" officeooo:rsid="000e74e0" officeooo:paragraph-rsid="00101b17" style:font-size-asian="10pt" style:font-size-complex="10pt"/>
    </style:style>
    <style:style style:name="P11" style:family="paragraph" style:parent-style-name="Standard">
      <style:text-properties style:font-name="Noto Mono" fo:font-size="10pt" officeooo:rsid="000e74e0" officeooo:paragraph-rsid="001b579d" style:font-size-asian="10pt" style:font-size-complex="10pt"/>
    </style:style>
    <style:style style:name="P12" style:family="paragraph" style:parent-style-name="Standard">
      <style:text-properties style:font-name="Noto Mono" officeooo:rsid="001b579d" officeooo:paragraph-rsid="001b579d"/>
    </style:style>
    <style:style style:name="P13" style:family="paragraph" style:parent-style-name="Standard">
      <style:text-properties style:font-name="Noto Mono" officeooo:rsid="001bd7cc" officeooo:paragraph-rsid="001bd7cc"/>
    </style:style>
    <style:style style:name="P14" style:family="paragraph" style:parent-style-name="Table_20_Contents">
      <style:text-properties style:font-name="Noto Mono" fo:font-size="10pt" style:font-size-asian="10pt" style:font-size-complex="10pt"/>
    </style:style>
    <style:style style:name="P15" style:family="paragraph" style:parent-style-name="Table_20_Contents">
      <style:text-properties style:font-name="Noto Mono" fo:font-size="10pt" officeooo:rsid="000e74e0" officeooo:paragraph-rsid="000e74e0" style:font-size-asian="10pt" style:font-size-complex="10pt"/>
    </style:style>
    <style:style style:name="P16" style:family="paragraph" style:parent-style-name="Table_20_Contents">
      <style:text-properties style:font-name="Noto Mono" fo:font-size="10pt" officeooo:rsid="00103b13" officeooo:paragraph-rsid="00103b13" style:font-size-asian="10pt" style:font-size-complex="10pt"/>
    </style:style>
    <style:style style:name="P17" style:family="paragraph" style:parent-style-name="Table_20_Contents">
      <style:text-properties style:font-name="Noto Mono" fo:font-size="10pt" officeooo:rsid="00103b13" officeooo:paragraph-rsid="001b579d" style:font-size-asian="10pt" style:font-size-complex="10pt"/>
    </style:style>
    <style:style style:name="P18" style:family="paragraph" style:parent-style-name="Table_20_Contents">
      <style:text-properties style:font-name="Noto Mono" fo:font-size="10pt" officeooo:rsid="00117277" officeooo:paragraph-rsid="00117277" style:font-size-asian="10pt" style:font-size-complex="10pt"/>
    </style:style>
    <style:style style:name="P19" style:family="paragraph" style:parent-style-name="Table_20_Contents">
      <style:text-properties style:font-name="Noto Mono" fo:font-size="10pt" officeooo:rsid="00117277" officeooo:paragraph-rsid="001b579d" style:font-size-asian="10pt" style:font-size-complex="10pt"/>
    </style:style>
    <style:style style:name="P20" style:family="paragraph" style:parent-style-name="Table_20_Contents">
      <style:text-properties style:font-name="Noto Mono" fo:font-size="10pt" officeooo:rsid="00101b17" officeooo:paragraph-rsid="00101b17" style:font-size-asian="10pt" style:font-size-complex="10pt"/>
    </style:style>
    <style:style style:name="P21" style:family="paragraph" style:parent-style-name="Table_20_Contents">
      <style:text-properties style:font-name="Noto Mono" fo:font-size="10pt" officeooo:rsid="00101b17" officeooo:paragraph-rsid="0018f9cf" style:font-size-asian="10pt" style:font-size-complex="10pt"/>
    </style:style>
    <style:style style:name="P22" style:family="paragraph" style:parent-style-name="Table_20_Contents">
      <style:text-properties style:font-name="Noto Mono" fo:font-size="10pt" officeooo:rsid="00101b17" officeooo:paragraph-rsid="001b579d" style:font-size-asian="10pt" style:font-size-complex="10pt"/>
    </style:style>
    <style:style style:name="P23" style:family="paragraph" style:parent-style-name="Table_20_Contents">
      <style:text-properties style:font-name="Noto Mono" fo:font-size="10pt" officeooo:rsid="0012b1a1" officeooo:paragraph-rsid="0012b1a1" style:font-size-asian="10pt" style:font-size-complex="10pt"/>
    </style:style>
    <style:style style:name="P24" style:family="paragraph" style:parent-style-name="Table_20_Contents">
      <style:text-properties style:font-name="Noto Mono" fo:font-size="10pt" officeooo:rsid="0012b1a1" officeooo:paragraph-rsid="001b579d" style:font-size-asian="10pt" style:font-size-complex="10pt"/>
    </style:style>
    <style:style style:name="P25" style:family="paragraph" style:parent-style-name="Table_20_Contents">
      <style:text-properties style:font-name="Noto Mono" fo:font-size="10pt" officeooo:rsid="0012b1a1" officeooo:paragraph-rsid="00117277" style:font-size-asian="10pt" style:font-size-complex="10pt"/>
    </style:style>
    <style:style style:name="P26" style:family="paragraph" style:parent-style-name="Table_20_Contents">
      <style:text-properties style:font-name="Noto Mono" fo:font-size="10pt" officeooo:rsid="0013de23" officeooo:paragraph-rsid="0013de23" style:font-size-asian="10pt" style:font-size-complex="10pt"/>
    </style:style>
    <style:style style:name="P27" style:family="paragraph" style:parent-style-name="Table_20_Contents">
      <style:text-properties style:font-name="Noto Mono" fo:font-size="10pt" officeooo:rsid="0013de23" officeooo:paragraph-rsid="001b579d" style:font-size-asian="10pt" style:font-size-complex="10pt"/>
    </style:style>
    <style:style style:name="P28" style:family="paragraph" style:parent-style-name="Table_20_Contents">
      <style:text-properties style:font-name="Noto Mono" fo:font-size="10pt" officeooo:rsid="0013de23" officeooo:paragraph-rsid="0012b1a1" style:font-size-asian="10pt" style:font-size-complex="10pt"/>
    </style:style>
    <style:style style:name="P29" style:family="paragraph" style:parent-style-name="Table_20_Contents">
      <style:text-properties style:font-name="Noto Mono" fo:font-size="10pt" officeooo:rsid="0014edb3" officeooo:paragraph-rsid="0014edb3" style:font-size-asian="10pt" style:font-size-complex="10pt"/>
    </style:style>
    <style:style style:name="P30" style:family="paragraph" style:parent-style-name="Table_20_Contents">
      <style:text-properties style:font-name="Noto Mono" fo:font-size="10pt" officeooo:rsid="0014edb3" officeooo:paragraph-rsid="001b579d" style:font-size-asian="10pt" style:font-size-complex="10pt"/>
    </style:style>
    <style:style style:name="P31" style:family="paragraph" style:parent-style-name="Table_20_Contents">
      <style:text-properties style:font-name="Noto Mono" fo:font-size="10pt" officeooo:rsid="0014edb3" officeooo:paragraph-rsid="0013de23" style:font-size-asian="10pt" style:font-size-complex="10pt"/>
    </style:style>
    <style:style style:name="P32" style:family="paragraph" style:parent-style-name="Table_20_Contents">
      <style:text-properties style:font-name="Noto Mono" fo:font-size="10pt" officeooo:rsid="00166c6b" officeooo:paragraph-rsid="00166c6b" style:font-size-asian="10pt" style:font-size-complex="10pt"/>
    </style:style>
    <style:style style:name="P33" style:family="paragraph" style:parent-style-name="Table_20_Contents">
      <style:text-properties style:font-name="Noto Mono" fo:font-size="10pt" officeooo:rsid="0018f9cf" officeooo:paragraph-rsid="0018f9cf" style:font-size-asian="10pt" style:font-size-complex="10pt"/>
    </style:style>
    <style:style style:name="P34" style:family="paragraph" style:parent-style-name="Table_20_Contents">
      <style:text-properties style:font-name="Noto Mono" fo:font-size="10pt" officeooo:rsid="0018f9cf" officeooo:paragraph-rsid="001a5422" style:font-size-asian="10pt" style:font-size-complex="10pt"/>
    </style:style>
    <style:style style:name="P35" style:family="paragraph" style:parent-style-name="Table_20_Contents">
      <style:text-properties style:font-name="Noto Mono" fo:font-size="10pt" officeooo:rsid="0018f9cf" officeooo:paragraph-rsid="001b579d" style:font-size-asian="10pt" style:font-size-complex="10pt"/>
    </style:style>
    <style:style style:name="P36" style:family="paragraph" style:parent-style-name="Table_20_Contents">
      <style:text-properties style:font-name="Noto Mono" fo:font-size="10pt" officeooo:rsid="0018f9cf" officeooo:paragraph-rsid="001b8944" style:font-size-asian="10pt" style:font-size-complex="10pt"/>
    </style:style>
    <style:style style:name="P37" style:family="paragraph" style:parent-style-name="Table_20_Contents">
      <style:text-properties style:font-name="Noto Mono" fo:font-size="10pt" officeooo:rsid="00175720" officeooo:paragraph-rsid="00175720" style:font-size-asian="10pt" style:font-size-complex="10pt"/>
    </style:style>
    <style:style style:name="P38" style:family="paragraph" style:parent-style-name="Table_20_Contents">
      <style:text-properties style:font-name="Noto Mono" fo:font-size="10pt" officeooo:rsid="00175720" officeooo:paragraph-rsid="001b579d" style:font-size-asian="10pt" style:font-size-complex="10pt"/>
    </style:style>
    <style:style style:name="P39" style:family="paragraph" style:parent-style-name="Table_20_Contents">
      <style:text-properties style:font-name="Noto Mono" fo:font-size="10pt" officeooo:rsid="001a5422" officeooo:paragraph-rsid="001a5422" style:font-size-asian="10pt" style:font-size-complex="10pt"/>
    </style:style>
    <style:style style:name="P40" style:family="paragraph" style:parent-style-name="Table_20_Contents">
      <style:text-properties style:font-name="Noto Mono" fo:font-size="10pt" officeooo:rsid="001a5422" officeooo:paragraph-rsid="001b579d" style:font-size-asian="10pt" style:font-size-complex="10pt"/>
    </style:style>
    <style:style style:name="P41" style:family="paragraph" style:parent-style-name="Table_20_Contents">
      <style:text-properties style:font-name="Noto Mono" fo:font-size="10pt" officeooo:rsid="001a5422" officeooo:paragraph-rsid="0018f9cf" style:font-size-asian="10pt" style:font-size-complex="10pt"/>
    </style:style>
    <style:style style:name="P42" style:family="paragraph" style:parent-style-name="Table_20_Contents">
      <style:text-properties style:font-name="Noto Mono" fo:font-size="10pt" officeooo:rsid="001b579d" officeooo:paragraph-rsid="001b579d" style:font-size-asian="10pt" style:font-size-complex="10pt"/>
    </style:style>
    <style:style style:name="P43" style:family="paragraph" style:parent-style-name="Table_20_Contents">
      <style:text-properties style:font-name="Noto Mono" fo:font-size="10pt" officeooo:rsid="001b8944" officeooo:paragraph-rsid="001b8944" style:font-size-asian="10pt" style:font-size-complex="10pt"/>
    </style:style>
    <style:style style:name="P44" style:family="paragraph" style:parent-style-name="Table_20_Contents">
      <style:paragraph-properties fo:margin-left="1.251cm" fo:margin-right="0cm" fo:text-indent="0cm" style:auto-text-indent="false"/>
      <style:text-properties style:font-name="Noto Mono" fo:font-size="10pt" officeooo:rsid="0018f9cf" officeooo:paragraph-rsid="0018f9cf" style:font-size-asian="10pt" style:font-size-complex="10pt"/>
    </style:style>
    <style:style style:name="P45" style:family="paragraph" style:parent-style-name="Table_20_Contents">
      <style:paragraph-properties fo:margin-left="1.251cm" fo:margin-right="0cm" fo:text-indent="0cm" style:auto-text-indent="false"/>
      <style:text-properties style:font-name="Noto Mono" fo:font-size="10pt" officeooo:rsid="001a5422" officeooo:paragraph-rsid="001b579d" style:font-size-asian="10pt" style:font-size-complex="10pt"/>
    </style:style>
    <style:style style:name="P46" style:family="paragraph" style:parent-style-name="Table_20_Contents">
      <style:paragraph-properties fo:margin-left="0cm" fo:margin-right="0cm" fo:text-indent="0cm" style:auto-text-indent="false"/>
      <style:text-properties style:font-name="Noto Mono" fo:font-size="10pt" officeooo:rsid="0018f9cf" officeooo:paragraph-rsid="0018f9cf" style:font-size-asian="10pt" style:font-size-complex="10pt"/>
    </style:style>
    <style:style style:name="P47" style:family="paragraph" style:parent-style-name="Table_20_Contents">
      <style:paragraph-properties fo:margin-left="0cm" fo:margin-right="0cm" fo:text-indent="0cm" style:auto-text-indent="false"/>
      <style:text-properties style:font-name="Noto Mono" fo:font-size="10pt" officeooo:rsid="001a5422" officeooo:paragraph-rsid="001b579d" style:font-size-asian="10pt" style:font-size-complex="10pt"/>
    </style:style>
    <style:style style:name="P48" style:family="paragraph" style:parent-style-name="Table_20_Contents">
      <style:paragraph-properties fo:margin-left="0cm" fo:margin-right="0cm" fo:text-indent="0cm" style:auto-text-indent="false"/>
      <style:text-properties style:font-name="Noto Mono" fo:font-size="10pt" officeooo:rsid="001a5422" officeooo:paragraph-rsid="001b579d" style:font-size-asian="10pt" style:font-size-complex="10pt"/>
    </style:style>
    <style:style style:name="P49" style:family="paragraph" style:parent-style-name="Table_20_Contents">
      <style:paragraph-properties fo:margin-left="1.251cm" fo:margin-right="0cm" fo:text-indent="0cm" style:auto-text-indent="false"/>
      <style:text-properties style:font-name="Noto Mono" fo:font-size="10pt" officeooo:rsid="001a5422" officeooo:paragraph-rsid="001b579d" style:font-size-asian="10pt" style:font-size-complex="10pt"/>
    </style:style>
    <style:style style:name="T1" style:family="text">
      <style:text-properties officeooo:rsid="000e74e0"/>
    </style:style>
    <style:style style:name="T2" style:family="text">
      <style:text-properties officeooo:rsid="00103b13"/>
    </style:style>
    <style:style style:name="T3" style:family="text">
      <style:text-properties officeooo:rsid="00117277"/>
    </style:style>
    <style:style style:name="T4" style:family="text">
      <style:text-properties officeooo:rsid="0012b1a1"/>
    </style:style>
    <style:style style:name="T5" style:family="text">
      <style:text-properties officeooo:rsid="0013de23"/>
    </style:style>
    <style:style style:name="T6" style:family="text">
      <style:text-properties officeooo:rsid="0014edb3"/>
    </style:style>
    <style:style style:name="T7" style:family="text">
      <style:text-properties officeooo:rsid="001a5422"/>
    </style:style>
    <style:style style:name="T8" style:family="text">
      <style:text-properties officeooo:rsid="001b579d"/>
    </style:style>
    <style:style style:name="T9" style:family="text">
      <style:text-properties officeooo:rsid="001bd7c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ntroduction to Python Coding – Test 1/ 5</text:p>
      <text:p text:style-name="P13"/>
      <text:p text:style-name="P6">Choose the correct answer from the following Python c<text:span text:style-name="T9">ode.</text:span></text:p>
      <text:p text:style-name="P6"><text:span text:style-name="T8">Wait… before starting, start the clock to find out how long you can complete these problems.</text:span></text:p>
      <text:p text:style-name="P12">When you’re ready… GO!</text:p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5">1</text:p>
          </table:table-cell>
          <table:table-cell table:style-name="Table1.A1" office:value-type="string">
            <text:p text:style-name="P7">print(“Hello World”)</text:p>
            <text:p text:style-name="P7"/>
            <text:p text:style-name="P8">a. “Hello World”</text:p>
            <text:p text:style-name="P8">b.print(“Hello World”)</text:p>
            <text:p text:style-name="P8">c. Hello World</text:p>
            <text:p text:style-name="P8">d. HelloWorld</text:p>
          </table:table-cell>
          <table:table-cell table:style-name="Table1.A1" office:value-type="string">
            <text:p text:style-name="P16">11</text:p>
          </table:table-cell>
          <table:table-cell table:style-name="Table1.A1" office:value-type="string">
            <text:p text:style-name="P18">p=”hello”</text:p>
            <text:p text:style-name="P18">q=”Good morning”</text:p>
            <text:p text:style-name="P18">print(p+q)</text:p>
            <text:p text:style-name="P18"/>
            <text:p text:style-name="P42"><text:span text:style-name="T3">a. hello good morning</text:span></text:p>
            <text:p text:style-name="P19">b. helloGood morning</text:p>
            <text:p text:style-name="P19">c. hellogood morning</text:p>
            <text:p text:style-name="P19">d. hello Good morning</text:p>
          </table:table-cell>
        </table:table-row>
        <table:table-row>
          <table:table-cell table:style-name="Table1.A1" office:value-type="string">
            <text:p text:style-name="P15">2</text:p>
          </table:table-cell>
          <table:table-cell table:style-name="Table1.A1" office:value-type="string">
            <text:p text:style-name="P7"><text:span text:style-name="T1">a=1+2</text:span></text:p>
            <text:p text:style-name="P9">print(a)</text:p>
            <text:p text:style-name="P9"/>
            <text:p text:style-name="P8">a. 1+2</text:p>
            <text:p text:style-name="P8">b.”1+2”</text:p>
            <text:p text:style-name="P8">c.”3”</text:p>
            <text:p text:style-name="P8">d. 3</text:p>
          </table:table-cell>
          <table:table-cell table:style-name="Table1.A1" office:value-type="string">
            <text:p text:style-name="P18">12</text:p>
          </table:table-cell>
          <table:table-cell table:style-name="Table1.A1" office:value-type="string">
            <text:p text:style-name="P18">a=“hello ”</text:p>
            <text:p text:style-name="P18">b=<text:span text:style-name="T4">a</text:span></text:p>
            <text:p text:style-name="P23">c=b*3</text:p>
            <text:p text:style-name="P23">print(b)</text:p>
            <text:p text:style-name="P23"/>
            <text:p text:style-name="P24">a. TypeError</text:p>
            <text:p text:style-name="P24">b. hello3</text:p>
            <text:p text:style-name="P24">c. hellohellohello</text:p>
            <text:p text:style-name="P24">d. hello hello hello</text:p>
          </table:table-cell>
        </table:table-row>
        <table:table-row>
          <table:table-cell table:style-name="Table1.A1" office:value-type="string">
            <text:p text:style-name="P20">3</text:p>
          </table:table-cell>
          <table:table-cell table:style-name="Table1.A1" office:value-type="string">
            <text:p text:style-name="P10"><text:span text:style-name="T3">b</text:span>=(4+”4”)</text:p>
            <text:p text:style-name="P10">print(b)</text:p>
            <text:p text:style-name="P10"/>
            <text:p text:style-name="P11">a. 4</text:p>
            <text:p text:style-name="P11">b. TypeError</text:p>
            <text:p text:style-name="P11">c. “8”</text:p>
            <text:p text:style-name="P11">d. 44</text:p>
          </table:table-cell>
          <table:table-cell table:style-name="Table1.A1" office:value-type="string">
            <text:p text:style-name="P23">13</text:p>
          </table:table-cell>
          <table:table-cell table:style-name="Table1.A1" office:value-type="string">
            <text:p text:style-name="P23"><text:span text:style-name="T5">word=</text:span>”<text:span text:style-name="T5">Indonesia”</text:span></text:p>
            <text:p text:style-name="P26">first=a[0]</text:p>
            <text:p text:style-name="P26">second=a[1]</text:p>
            <text:p text:style-name="P26">print(first,second)</text:p>
            <text:p text:style-name="P26"/>
            <text:p text:style-name="P27">a. I,n</text:p>
            <text:p text:style-name="P27">b. I n</text:p>
            <text:p text:style-name="P27">c. In</text:p>
            <text:p text:style-name="P27">d. in</text:p>
          </table:table-cell>
        </table:table-row>
        <table:table-row>
          <table:table-cell table:style-name="Table1.A1" office:value-type="string">
            <text:p text:style-name="P20">4</text:p>
          </table:table-cell>
          <table:table-cell table:style-name="Table1.A1" office:value-type="string">
            <text:p text:style-name="P10">c=(“10”+”0”)</text:p>
            <text:p text:style-name="P10">print(c)</text:p>
            <text:p text:style-name="P10"/>
            <text:p text:style-name="P11">a. 100</text:p>
            <text:p text:style-name="P11">b. “10”</text:p>
            <text:p text:style-name="P11">c. TypeError</text:p>
            <text:p text:style-name="P11">d. “100”</text:p>
          </table:table-cell>
          <table:table-cell table:style-name="Table1.A1" office:value-type="string">
            <text:p text:style-name="P26">14</text:p>
          </table:table-cell>
          <table:table-cell table:style-name="Table1.A1" office:value-type="string">
            <text:p text:style-name="P26">word=”Indonesia”</text:p>
            <text:p text:style-name="P26">len(word)</text:p>
            <text:p text:style-name="P26">slice[0:4]</text:p>
            <text:p text:style-name="P26"/>
            <text:p text:style-name="P27">a. 9 dan Ind</text:p>
            <text:p text:style-name="P27">b. 9 dan Indo</text:p>
            <text:p text:style-name="P27">c. 9 dan Indon</text:p>
            <text:p text:style-name="P27">d. 9 dan Indone</text:p>
          </table:table-cell>
        </table:table-row>
        <table:table-row>
          <table:table-cell table:style-name="Table1.A1" office:value-type="string">
            <text:p text:style-name="P20">5</text:p>
          </table:table-cell>
          <table:table-cell table:style-name="Table1.A1" office:value-type="string">
            <text:p text:style-name="P10">d=(“9” * 6)</text:p>
            <text:p text:style-name="P10">print(d)</text:p>
            <text:p text:style-name="P10"/>
            <text:p text:style-name="P11">a. 54</text:p>
            <text:p text:style-name="P11">b. TypeError</text:p>
            <text:p text:style-name="P11">c. 999999</text:p>
            <text:p text:style-name="P11">d. “999999”</text:p>
          </table:table-cell>
          <table:table-cell table:style-name="Table1.A1" office:value-type="string">
            <text:p text:style-name="P26">15</text:p>
          </table:table-cell>
          <table:table-cell table:style-name="Table1.A1" office:value-type="string">
            <text:p text:style-name="P26">word1=”Mall Lippo”</text:p>
            <text:p text:style-name="P26">word2=”Cikarang Barat”</text:p>
            <text:p text:style-name="P26">slice<text:span text:style-name="T6">1=word1[5:len(word1)]</text:span></text:p>
            <text:p text:style-name="P29">slice2=word2[0:8]</text:p>
            <text:p text:style-name="P29">print(slice1+slice2)</text:p>
            <text:p text:style-name="P29"/>
            <text:p text:style-name="P30">a. Lippo Cikarang</text:p>
            <text:p text:style-name="P30">b. LippoCikarang</text:p>
            <text:p text:style-name="P30">c. Lippo cikarang</text:p>
            <text:p text:style-name="P30">d. lippocikarang</text:p>
          </table:table-cell>
        </table:table-row>
        <table:table-row>
          <table:table-cell table:style-name="Table1.A1" office:value-type="string">
            <text:p text:style-name="P20">6</text:p>
          </table:table-cell>
          <table:table-cell table:style-name="Table1.A1" office:value-type="string">
            <text:p text:style-name="P20">e=(25/5)</text:p>
            <text:p text:style-name="P20">print(e)</text:p>
            <text:p text:style-name="P20"/>
            <text:p text:style-name="P22">a. 5</text:p>
            <text:p text:style-name="P22">b. “5”</text:p>
            <text:p text:style-name="P22">c. 5.0</text:p>
            <text:p text:style-name="P22">d. “5.0”</text:p>
          </table:table-cell>
          <table:table-cell table:style-name="Table1.A1" office:value-type="string">
            <text:p text:style-name="P32">16</text:p>
          </table:table-cell>
          <table:table-cell table:style-name="Table1.A1" office:value-type="string">
            <text:p text:style-name="P33">a = “hello”</text:p>
            <text:p text:style-name="P33">b = “Hello”</text:p>
            <text:p text:style-name="P33">a == b</text:p>
            <text:p text:style-name="P33"/>
            <text:p text:style-name="P35">a. True</text:p>
            <text:p text:style-name="P35">b. False</text:p>
          </table:table-cell>
        </table:table-row>
        <text:soft-page-break/>
        <table:table-row>
          <table:table-cell table:style-name="Table1.A1" office:value-type="string">
            <text:p text:style-name="P20">7</text:p>
          </table:table-cell>
          <table:table-cell table:style-name="Table1.A1" office:value-type="string">
            <text:p text:style-name="P20">f=5*5</text:p>
            <text:p text:style-name="P20">print(f)</text:p>
            <text:p text:style-name="P20"/>
            <text:p text:style-name="P22">a. 25</text:p>
            <text:p text:style-name="P22">b. 25.0</text:p>
            <text:p text:style-name="P22">c. “25”</text:p>
            <text:p text:style-name="P22">d. ”25.0”</text:p>
          </table:table-cell>
          <table:table-cell table:style-name="Table1.A1" office:value-type="string">
            <text:p text:style-name="P33">17</text:p>
          </table:table-cell>
          <table:table-cell table:style-name="Table1.A1" office:value-type="string">
            <text:p text:style-name="P33">a = “hello”</text:p>
            <text:p text:style-name="P33">b = “Hello”</text:p>
            <text:p text:style-name="P33">a = b</text:p>
            <text:p text:style-name="P33">a == b</text:p>
            <text:p text:style-name="P33"/>
            <text:p text:style-name="P35">a. True</text:p>
            <text:p text:style-name="P35">b. False</text:p>
          </table:table-cell>
        </table:table-row>
        <table:table-row>
          <table:table-cell table:style-name="Table1.A1" office:value-type="string">
            <text:p text:style-name="P43">8</text:p>
          </table:table-cell>
          <table:table-cell table:style-name="Table1.A1" office:value-type="string">
            <text:p text:style-name="P38">a = 6</text:p>
            <text:p text:style-name="P38">b = “6”</text:p>
            <text:p text:style-name="P38">a = b</text:p>
            <text:p text:style-name="P38">print(a+b)</text:p>
            <text:p text:style-name="P38"/>
            <text:p text:style-name="P38">a. 6</text:p>
            <text:p text:style-name="P38">b. 12</text:p>
            <text:p text:style-name="P38">c. 66</text:p>
            <text:p text:style-name="P38">d. 6”6”</text:p>
          </table:table-cell>
          <table:table-cell table:style-name="Table1.A1" office:value-type="string">
            <text:p text:style-name="P33">18</text:p>
          </table:table-cell>
          <table:table-cell table:style-name="Table1.A1" office:value-type="string">
            <text:p text:style-name="P33">a = 6</text:p>
            <text:p text:style-name="P33">b = a</text:p>
            <text:p text:style-name="P33">a == b</text:p>
            <text:p text:style-name="P33">a &gt; b</text:p>
            <text:p text:style-name="P33">a &gt;= b</text:p>
            <text:p text:style-name="P33">a &lt;= b</text:p>
            <text:p text:style-name="P33"/>
            <text:p text:style-name="P36">a. False True False False</text:p>
            <text:p text:style-name="P36">b. True False False True</text:p>
            <text:p text:style-name="P36">c. True False True True</text:p>
            <text:p text:style-name="P36">d. False True True True</text:p>
          </table:table-cell>
        </table:table-row>
        <table:table-row>
          <table:table-cell table:style-name="Table1.A1" office:value-type="string">
            <text:p text:style-name="P43">9</text:p>
          </table:table-cell>
          <table:table-cell table:style-name="Table1.A1" office:value-type="string">
            <text:p text:style-name="P22">a=100</text:p>
            <text:p text:style-name="P22">b=50</text:p>
            <text:p text:style-name="P22">c=a</text:p>
            <text:p text:style-name="P22">b=c</text:p>
            <text:p text:style-name="P22">print(b)</text:p>
            <text:p text:style-name="P17">print(a+b)</text:p>
            <text:p text:style-name="P17"/>
            <text:p text:style-name="P22">a. 50 <text:span text:style-name="T2">dan 150</text:span></text:p>
            <text:p text:style-name="P22">b. 100 <text:span text:style-name="T2">dan 200</text:span></text:p>
            <text:p text:style-name="P22">c. 150 <text:span text:style-name="T2">dan 150</text:span></text:p>
            <text:p text:style-name="P22">d. <text:span text:style-name="T2">50 dan 200 </text:span></text:p>
          </table:table-cell>
          <table:table-cell table:style-name="Table1.A1" office:value-type="string">
            <text:p text:style-name="P33">19</text:p>
          </table:table-cell>
          <table:table-cell table:style-name="Table1.A1" office:value-type="string">
            <text:p text:style-name="P33"><text:span text:style-name="T7">threshold</text:span> = 90</text:p>
            <text:p text:style-name="P34">score = 100</text:p>
            <text:p text:style-name="P33">if ______ __ _______ :</text:p>
            <text:p text:style-name="P44">print(“passed”)</text:p>
            <text:p text:style-name="P46">else:</text:p>
            <text:p text:style-name="P44">print(“failed”)</text:p>
            <text:p text:style-name="P44"/>
            <text:p text:style-name="P40">a. threshold &gt; score</text:p>
            <text:p text:style-name="P40">b. score &gt; threshold</text:p>
            <text:p text:style-name="P40">c. score == threshold</text:p>
            <text:p text:style-name="P47">d. score &lt; threshold</text:p>
          </table:table-cell>
        </table:table-row>
        <table:table-row>
          <table:table-cell table:style-name="Table1.A1" office:value-type="string">
            <text:p text:style-name="P16">10</text:p>
          </table:table-cell>
          <table:table-cell table:style-name="Table1.A1" office:value-type="string">
            <text:p text:style-name="P16">x=50</text:p>
            <text:p text:style-name="P16">y=50</text:p>
            <text:p text:style-name="P16">x=x-10</text:p>
            <text:p text:style-name="P16">print(x)</text:p>
            <text:p text:style-name="P16">print(x+y)</text:p>
            <text:p text:style-name="P16"/>
            <text:p text:style-name="P17">a. 40 dan 90</text:p>
            <text:p text:style-name="P17">b. 50 dan 100</text:p>
            <text:p text:style-name="P17">c. 40 dan 100</text:p>
            <text:p text:style-name="P17">d. 50 dan 90</text:p>
          </table:table-cell>
          <table:table-cell table:style-name="Table1.A1" office:value-type="string">
            <text:p text:style-name="P42">20</text:p>
          </table:table-cell>
          <table:table-cell table:style-name="Table1.A1" office:value-type="string">
            <text:p text:style-name="P40">if light == “red”:</text:p>
            <text:p text:style-name="P45">print(“stop”)</text:p>
            <text:p text:style-name="P47">elif light == “yellow”:</text:p>
            <text:p text:style-name="P45">print(“slow down”)</text:p>
            <text:p text:style-name="P47">elif light == “green”:</text:p>
            <text:p text:style-name="P45">print(“go”)</text:p>
            <text:p text:style-name="P47">else:</text:p>
            <text:p text:style-name="P45">print(“unknown”)</text:p>
            <text:p text:style-name="P40"/>
            <text:p text:style-name="P40">light = “blue”</text:p>
            <text:p text:style-name="P40"/>
            <text:p text:style-name="P40">a. stop</text:p>
            <text:p text:style-name="P40">b. slow down</text:p>
            <text:p text:style-name="P40">c. go</text:p>
            <text:p text:style-name="P40">d. unknown</text:p>
          </table:table-cell>
        </table:table-row>
      </table:table>
      <text:p text:style-name="P1"/>
      <text:p text:style-name="P4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30T06:51:31.347297801</meta:creation-date>
    <dc:date>2019-06-30T09:10:15.344391630</dc:date>
    <meta:editing-duration>PT42M44S</meta:editing-duration>
    <meta:editing-cycles>8</meta:editing-cycles>
    <meta:generator>LibreOffice/5.2.7.2$Linux_ARM_EABI LibreOffice_project/20m0$Build-2</meta:generator>
    <meta:document-statistic meta:table-count="1" meta:image-count="0" meta:object-count="0" meta:page-count="2" meta:paragraph-count="175" meta:word-count="398" meta:character-count="1909" meta:non-whitespace-character-count="1684"/>
  </office:meta>
</office:document-meta>
</file>